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fo:color="#00ccff" style:font-name="Calibri"/>
    </style:style>
    <style:style style:name="P3" style:family="paragraph" style:parent-style-name="Standard">
      <style:text-properties style:font-name="Calibri"/>
    </style:style>
    <style:style style:name="P4" style:family="paragraph" style:parent-style-name="Heading_20_1">
      <style:text-properties fo:color="#00ccff" style:font-name="Calibri"/>
    </style:style>
    <style:style style:name="T1" style:family="text">
      <style:text-properties fo:color="#ff33ff"/>
    </style:style>
    <style:style style:name="T2" style:family="text">
      <style:text-properties fo:color="#ff33ff" fo:font-style="italic" style:font-style-asian="italic" style:font-style-complex="italic"/>
    </style:style>
    <style:style style:name="T3" style:family="text">
      <style:text-properties fo:color="#ff33ff" fo:font-style="normal" style:font-style-asian="normal" style:font-style-complex="normal"/>
    </style:style>
    <style:style style:name="T4" style:family="text">
      <style:text-properties fo:color="#00ccff"/>
    </style:style>
    <style:style style:name="T5" style:family="text">
      <style:text-properties fo:color="#111111"/>
    </style:style>
    <style:style style:name="T6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mplementazione SQL</text:h>
      <text:p text:style-name="P1"><text:span text:style-name="T4">CREATE TABLE</text:span> Tratta (</text:p>
      <text:p text:style-name="P1"><text:tab/>id <text:span text:style-name="T1">INT UNSIGNED</text:span><text:span text:style-name="T4"> NOT NULL AUTO_INCREMENT</text:span>,</text:p>
      <text:p text:style-name="P1"><text:tab/>costo <text:span text:style-name="T1">DECIMAL UNSIGNED </text:span><text:span text:style-name="T4">NOT NULL</text:span>,</text:p>
      <text:p text:style-name="P1"><text:tab/><text:span text:style-name="T4">PRIMARY</text:span> <text:span text:style-name="T4">KEY</text:span> (id)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urbano (</text:p>
      <text:p text:style-name="P1"><text:tab/>citta <text:span text:style-name="T1">VARCHAR(50)</text:span> <text:span text:style-name="T4">NOT NULL UNIQUE</text:span>,</text:p>
      <text:p text:style-name="P1"><text:tab/>id_tratta <text:span text:style-name="T1">INT 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</text:span> (id_tratta)</text:p>
      <text:p text:style-name="P1"><text:tab/><text:tab/><text:span text:style-name="T4">REFERENCES </text:span>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extraurbano (</text:p>
      <text:p text:style-name="P1"><text:tab/>da_km <text:span text:style-name="T1">SMALLINT</text:span> <text:span text:style-name="T1">UNSIGNED</text:span> <text:span text:style-name="T4">NOT NULL</text:span>,</text:p>
      <text:p text:style-name="P1"><text:tab/>a_km <text:span text:style-name="T1">SMALLINT</text:span> <text:span text:style-name="T1">UNSIGNED</text:span> <text:span text:style-name="T4">NOT NULL</text:span>,<text:tab/></text:p>
      <text:p text:style-name="P1"><text:tab/>id_tratta <text:span text:style-name="T1">INT</text:span> <text:span text:style-name="T1">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UNIQUE </text:span><text:span text:style-name="T6">(da_km, a_km),</text:span></text:p>
      <text:p text:style-name="P1"><text:tab/><text:span text:style-name="T4">FOREIGN KEY </text:span>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metro (</text:p>
      <text:p text:style-name="P1"><text:tab/>da_zona <text:span text:style-name="T1">TINYINT</text:span> <text:span text:style-name="T1">UNSIGNED</text:span> <text:span text:style-name="T4">NOT NULL</text:span>,</text:p>
      <text:p text:style-name="P1"><text:tab/>a_zona <text:span text:style-name="T1">TINYINT</text:span> <text:span text:style-name="T1">UNSIGNED</text:span> <text:span text:style-name="T4">NOT NULL</text:span>,<text:tab/></text:p>
      <text:p text:style-name="P1"><text:tab/>id_tratta <text:span text:style-name="T1">INT</text:span> <text:span text:style-name="T1">UNSIGNED</text:span><text:span text:style-name="T4"> NOT NULL</text:span>,</text:p>
      <text:p text:style-name="P1"><text:tab/><text:span text:style-name="T4">PRIMARY KEY </text:span>(id_tratta),</text:p>
      <text:p text:style-name="P1"><text:tab/><text:span text:style-name="T4">UNIQUE </text:span><text:span text:style-name="T6">(da_zona, a_zona),</text:span></text:p>
      <text:p text:style-name="P1"><text:tab/><text:span text:style-name="T4">FOREIGN KEY</text:span> 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/>
      <text:p text:style-name="P1"><text:soft-page-break/><text:span text:style-name="T4">CREATE TABLE</text:span> Tratta_treno (</text:p>
      <text:p text:style-name="P1"><text:tab/>da <text:span text:style-name="T1">VARCHAR(50)</text:span> <text:span text:style-name="T4">NOT NULL</text:span>,</text:p>
      <text:p text:style-name="P1"><text:tab/>a <text:span text:style-name="T1">VARCHAR(50)</text:span><text:span text:style-name="T4"> NOT NULL</text:span>,<text:tab/></text:p>
      <text:p text:style-name="P1"><text:tab/>id_tratta <text:span text:style-name="T1">INT UNSIGNED</text:span><text:span text:style-name="T4"> NOT NULL</text:span>,</text:p>
      <text:p text:style-name="P1"><text:tab/><text:span text:style-name="T4">PRIMARY KEY </text:span>(id_tratta),</text:p>
      <text:p text:style-name="P1"><text:tab/><text:span text:style-name="T4">UNIQUE </text:span><text:span text:style-name="T6">(da, a),</text:span></text:p>
      <text:p text:style-name="P1"><text:tab/><text:span text:style-name="T4">FOREIGN KEY</text:span> 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2"><text:tab/><text:tab/>ON UPDATE CASCADE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tram (</text:p>
      <text:p text:style-name="P1"><text:tab/>citta <text:span text:style-name="T1">VARCHAR(50)</text:span> <text:span text:style-name="T4">NOT NULL UNIQUE</text:span>,</text:p>
      <text:p text:style-name="P1"><text:tab/>id_tratta <text:span text:style-name="T1">INT 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</text:span> (id_tratta)</text:p>
      <text:p text:style-name="P1"><text:tab/><text:tab/><text:span text:style-name="T4">REFERENCES </text:span>Tratta(id)</text:p>
      <text:p text:style-name="P2"><text:tab/><text:tab/>ON DELETE CASCADE</text:p>
      <text:p text:style-name="P2"><text:tab/><text:tab/>ON UPDATE CASCADE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Tratta_traghetto (</text:p>
      <text:p text:style-name="P1"><text:tab/>da <text:span text:style-name="T1">VARCHAR(50) </text:span><text:span text:style-name="T4">NOT</text:span> <text:span text:style-name="T4">NULL</text:span>,</text:p>
      <text:p text:style-name="P1"><text:tab/>a <text:span text:style-name="T1">VARCHAR(50)</text:span> <text:span text:style-name="T4">NOT</text:span> <text:span text:style-name="T4">NULL</text:span>,<text:tab/></text:p>
      <text:p text:style-name="P1"><text:tab/>id_tratta <text:span text:style-name="T1">INT UNSIGNED </text:span><text:span text:style-name="T4">NOT</text:span> <text:span text:style-name="T4">NULL</text:span>,</text:p>
      <text:p text:style-name="P1"><text:tab/><text:span text:style-name="T4">PRIMARY</text:span> <text:span text:style-name="T4">KEY</text:span> (id_tratta),</text:p>
      <text:p text:style-name="P1"><text:tab/><text:span text:style-name="T4">UNIQUE </text:span><text:span text:style-name="T6">(da, a),</text:span></text:p>
      <text:p text:style-name="P1"><text:tab/><text:span text:style-name="T4">FOREIGN</text:span> <text:span text:style-name="T4">KEY</text:span> (id_tratta)</text:p>
      <text:p text:style-name="P1"><text:tab/><text:tab/><text:span text:style-name="T4">REFERENCES</text:span> Trat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Carta_trasporto (</text:p>
      <text:p text:style-name="P1"><text:tab/>numero_carta <text:span text:style-name="T1">VARCHAR(16) </text:span><text:span text:style-name="T4">NOT</text:span> <text:span text:style-name="T4">NULL</text:span>,</text:p>
      <text:p text:style-name="P1"><text:tab/>saldo <text:span text:style-name="T1">DECIMAL</text:span> <text:span text:style-name="T4">NOT</text:span> <text:span text:style-name="T4">NULL</text:span>,<text:tab/></text:p>
      <text:p text:style-name="P1"><text:tab/>data_rilascio <text:span text:style-name="T1">DATE</text:span> <text:span text:style-name="T4">NOT</text:span> <text:span text:style-name="T4">NULL</text:span>,</text:p>
      <text:p text:style-name="P1"><text:tab/>id_proprietario <text:span text:style-name="T1">INT UNSIGNED</text:span>,</text:p>
      <text:p text:style-name="P1"><text:tab/><text:span text:style-name="T4">PRIMARY</text:span> <text:span text:style-name="T4">KEY</text:span> (numero_carta),</text:p>
      <text:p text:style-name="P1"><text:tab/><text:span text:style-name="T4">FOREIGN</text:span> <text:span text:style-name="T4">KEY</text:span> (id_proprietario)</text:p>
      <text:p text:style-name="P1"><text:tab/><text:tab/><text:span text:style-name="T4">REFERENCES</text:span> Cliente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oft-page-break/><text:span text:style-name="T4">CREATE</text:span> <text:span text:style-name="T4">TABLE</text:span> Transazione 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timestamp <text:span text:style-name="T1">TIMESTAMP</text:span> <text:span text:style-name="T4">NOT</text:span> <text:span text:style-name="T4">NULL</text:span>,</text:p>
      <text:p text:style-name="P1"><text:tab/>tipo <text:span text:style-name="T1">ENUM(</text:span><text:span text:style-name="T3">“</text:span><text:span text:style-name="T2">in</text:span><text:span text:style-name="T3">”</text:span><text:span text:style-name="T1">, “</text:span><text:span text:style-name="T2">out</text:span><text:span text:style-name="T1">”)</text:span> <text:span text:style-name="T4">NOT</text:span> <text:span text:style-name="T4">NULL</text:span>,</text:p>
      <text:p text:style-name="P1"><text:tab/>id_tratta <text:span text:style-name="T1">INT UNSIGNED</text:span> <text:span text:style-name="T4">NOT</text:span> <text:span text:style-name="T4">NULL</text:span>,</text:p>
      <text:p text:style-name="P1"><text:tab/>numero_lettore <text:span text:style-name="T1">VARCHAR(25)</text:span> <text:span text:style-name="T4">NOT</text:span> <text:span text:style-name="T4">NULL</text:span>,</text:p>
      <text:p text:style-name="P1"><text:tab/>numero_carta <text:span text:style-name="T1">VARCHAR(16)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tratta)</text:p>
      <text:p text:style-name="P1"><text:tab/><text:tab/><text:span text:style-name="T4">REFERENCES</text:span> Trat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lettore)</text:p>
      <text:p text:style-name="P1"><text:tab/><text:tab/><text:span text:style-name="T4">REFERENCES</text:span> LettoreNFC(numero_serie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carta)</text:p>
      <text:p text:style-name="P1"><text:tab/><text:tab/><text:span text:style-name="T4">REFERENCES</text:span> Carta_trasporto(numero_carta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Presenza 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timestamp <text:span text:style-name="T1">TIMESTAMP</text:span> <text:span text:style-name="T4">NOT</text:span> <text:span text:style-name="T4">NULL</text:span>,</text:p>
      <text:p text:style-name="P1"><text:tab/>tipo <text:span text:style-name="T1">ENUM(“</text:span><text:span text:style-name="T2">in</text:span><text:span text:style-name="T1">”, “</text:span><text:span text:style-name="T2">out</text:span><text:span text:style-name="T1">”)</text:span> <text:span text:style-name="T4">NOT</text:span> <text:span text:style-name="T4">NULL</text:span>,</text:p>
      <text:p text:style-name="P1"><text:tab/>id_autista <text:span text:style-name="T1">INT UNSIGNED</text:span> <text:span text:style-name="T4">NOT</text:span> <text:span text:style-name="T4">NULL</text:span>,</text:p>
      <text:p text:style-name="P1"><text:tab/>numero_lettore <text:span text:style-name="T1">VARCHAR(25) </text:span>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autista)</text:p>
      <text:p text:style-name="P1"><text:tab/><text:tab/><text:span text:style-name="T4">REFERENCES</text:span> Autis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lettore)</text:p>
      <text:p text:style-name="P1"><text:tab/><text:tab/><text:span text:style-name="T4">REFERENCES</text:span> LettoreNFC(numero_serie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><text:span text:style-name="T4">CREATE</text:span> <text:span text:style-name="T4">TABLE</text:span> LettoreNFC (</text:p>
      <text:p text:style-name="P1"><text:tab/>numero_serie <text:span text:style-name="T1">VARCHAR(25)</text:span> <text:span text:style-name="T4">NOT</text:span> <text:span text:style-name="T4">NULL</text:span>,</text:p>
      <text:p text:style-name="P1"><text:tab/>data_installazione <text:span text:style-name="T1">DATE</text:span> <text:span text:style-name="T4">NOT</text:span> <text:span text:style-name="T4">NULL</text:span>,<text:tab/></text:p>
      <text:p text:style-name="P1"><text:tab/><text:span text:style-name="T4">PRIMARY</text:span> <text:span text:style-name="T4">KEY</text:span> (numero_serie)</text:p>
      <text:p text:style-name="P1">) <text:span text:style-name="T4">ENGINE</text:span> = <text:span text:style-name="T4">INNODB</text:span>;</text:p>
      <text:p text:style-name="P1"/>
      <text:p text:style-name="P1"><text:soft-page-break/><text:span text:style-name="T4">CREATE</text:span> <text:span text:style-name="T4">TABLE</text:span> Autista 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nome <text:span text:style-name="T1">VARCHAR(25)</text:span> <text:span text:style-name="T4">NOT</text:span> <text:span text:style-name="T4">NULL</text:span>,<text:tab/></text:p>
      <text:p text:style-name="P1"><text:tab/>cognome <text:span text:style-name="T1">VARCHAR(25)</text:span> <text:span text:style-name="T4">NOT</text:span> <text:span text:style-name="T4">NULL</text:span>,<text:tab/></text:p>
      <text:p text:style-name="P1"><text:tab/>data_nascita <text:span text:style-name="T1">DATE</text:span> <text:span text:style-name="T4">NOT</text:span> <text:span text:style-name="T4">NULL</text:span>,</text:p>
      <text:p text:style-name="P1"><text:tab/>iban <text:span text:style-name="T1">VARCHAR(34)</text:span> <text:span text:style-name="T4">NOT</text:span> <text:span text:style-name="T4">NULL</text:span>,</text:p>
      <text:p text:style-name="P1"><text:tab/>email <text:span text:style-name="T1">VARCHAR(254)</text:span> <text:span text:style-name="T4">NOT</text:span> <text:span text:style-name="T4">NULL</text:span>,</text:p>
      <text:p text:style-name="P1"><text:tab/>numero_documento <text:span text:style-name="T1">VARCHAR(9)</text:span> <text:span text:style-name="T4">NOT</text:span> <text:span text:style-name="T4">NULL UNIQUE</text:span>,</text:p>
      <text:p text:style-name="P1"><text:tab/>id_indirizzo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Cliente 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nome <text:span text:style-name="T1">VARCHAR(25) </text:span><text:span text:style-name="T4">NOT</text:span> <text:span text:style-name="T4">NULL</text:span>,<text:tab/></text:p>
      <text:p text:style-name="P1"><text:tab/>cognome<text:span text:style-name="T1"> VARCHAR(25) </text:span><text:span text:style-name="T4">NOT</text:span> <text:span text:style-name="T4">NULL</text:span>,<text:tab/></text:p>
      <text:p text:style-name="P1"><text:tab/>email <text:span text:style-name="T1">VARCHAR(254)</text:span> <text:span text:style-name="T4">NOT</text:span> <text:span text:style-name="T4">NULL UNIQUE</text:span>,</text:p>
      <text:p text:style-name="P1"><text:tab/>password <text:span text:style-name="T1">VARCHAR(32)</text:span> <text:span text:style-name="T4">NOT</text:span> <text:span text:style-name="T4">NULL</text:span>,</text:p>
      <text:p text:style-name="P1"><text:tab/>numero_documento <text:span text:style-name="T1">VARCHAR(9) </text:span><text:span text:style-name="T4">NOT</text:span> <text:span text:style-name="T4">NULL UNIQUE</text:span>,</text:p>
      <text:p text:style-name="P1"><text:tab/>id_indirizzo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Indirizzo(</text:p>
      <text:p text:style-name="P1"><text:tab/>id <text:span text:style-name="T1">INT UNSIGNED</text:span> <text:span text:style-name="T4">NOT</text:span> <text:span text:style-name="T4">NULL AUTO_INCREMENT</text:span>,</text:p>
      <text:p text:style-name="P1"><text:tab/>via <text:span text:style-name="T1">VARCHAR(25)</text:span> <text:span text:style-name="T4">NOT</text:span> <text:span text:style-name="T4">NULL</text:span>,</text:p>
      <text:p text:style-name="P1"><text:tab/>provincia <text:span text:style-name="T1">VARCHAR(25) </text:span><text:span text:style-name="T4">NOT</text:span> <text:span text:style-name="T4">NULL</text:span>,</text:p>
      <text:p text:style-name="P1"><text:tab/>citta <text:span text:style-name="T1">VARCHAR(25)</text:span> <text:span text:style-name="T4">NOT</text:span> <text:span text:style-name="T4">NULL</text:span>,</text:p>
      <text:p text:style-name="P1"><text:tab/>cap <text:span text:style-name="T1">VARCHAR(5) </text:span><text:span text:style-name="T4">NOT</text:span> <text:span text:style-name="T4">NULL</text:span>,</text:p>
      <text:p text:style-name="P1"><text:tab/><text:span text:style-name="T4">PRIMARY</text:span> <text:span text:style-name="T4">KEY</text:span>(id)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CREATE</text:span> <text:span text:style-name="T4">TABLE</text:span> Metodo_pagamento (</text:p>
      <text:p text:style-name="P1"><text:tab/>id I<text:span text:style-name="T1">NT UNSIGNED</text:span> <text:span text:style-name="T4">NOT</text:span> <text:span text:style-name="T4">NULL AUTO_INCREMENT</text:span>,</text:p>
      <text:p text:style-name="P1"><text:tab/>tipo_carta <text:span text:style-name="T1">ENUM(“</text:span><text:span text:style-name="T2">visa</text:span><text:span text:style-name="T1">”, “</text:span><text:span text:style-name="T2">mastercard</text:span><text:span text:style-name="T1">”, “</text:span><text:span text:style-name="T2">postepay</text:span><text:span text:style-name="T1">”, “</text:span><text:span text:style-name="T2">maestro</text:span><text:span text:style-name="T1">”, “</text:span><text:span text:style-name="T2">american_express</text:span><text:span text:style-name="T1">”)</text:span> <text:span text:style-name="T4">NOT</text:span> <text:span text:style-name="T4">NULL</text:span>,</text:p>
      <text:p text:style-name="P1"><text:tab/>numero_carta <text:span text:style-name="T3">VARCHAR(16)</text:span> <text:span text:style-name="T4">NOT</text:span> <text:span text:style-name="T4">NULL UNIQUE</text:span>,</text:p>
      <text:p text:style-name="P1"><text:tab/>nome_titolare <text:span text:style-name="T1">VARCHAR(25)</text:span> <text:span text:style-name="T4">NOT</text:span> <text:span text:style-name="T4">NULL</text:span>,</text:p>
      <text:p text:style-name="P1"><text:tab/>data_scadenza <text:span text:style-name="T1">DATE</text:span> <text:span text:style-name="T4">NOT</text:span> <text:span text:style-name="T4">NULL</text:span>,</text:p>
      <text:p text:style-name="P1"><text:tab/>id_indirizzo <text:span text:style-name="T1">INT UNSIGNED</text:span> <text:span text:style-name="T4">NOT</text:span> <text:span text:style-name="T4">NULL</text:span>,</text:p>
      <text:p text:style-name="P1"><text:tab/>id_cliente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id_cliente)</text:p>
      <text:p text:style-name="P1"><text:tab/><text:tab/><text:span text:style-name="T4">REFERENCES</text:span> Cliente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><text:span text:style-name="T4">CREATE</text:span> <text:span text:style-name="T4">TABLE </text:span><text:span text:style-name="T6">Abbonamento</text:span> (</text:p>
      <text:p text:style-name="P1"><text:tab/>id I<text:span text:style-name="T1">NT UNSIGNED</text:span> <text:span text:style-name="T4">NOT</text:span> <text:span text:style-name="T4">NULL AUTO_INCREMENT</text:span>,</text:p>
      <text:p text:style-name="P1"><text:tab/>data_scadenza <text:span text:style-name="T1">DATE</text:span> <text:span text:style-name="T4">NOT</text:span> <text:span text:style-name="T4">NULL</text:span>,</text:p>
      <text:p text:style-name="P1"><text:tab/>id_tratta <text:span text:style-name="T1">INT UNSIGNED</text:span> <text:span text:style-name="T4">NOT</text:span> <text:span text:style-name="T4">NULL</text:span>,</text:p>
      <text:p text:style-name="P1"><text:tab/>id_proprietario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tratta)</text:p>
      <text:p text:style-name="P1"><text:tab/><text:tab/><text:span text:style-name="T4">REFERENCES</text:span> Trat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id_proprietario)</text:p>
      <text:p text:style-name="P1"><text:tab/><text:tab/><text:span text:style-name="T4">REFERENCES</text:span> Cliente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Loddo</meta:initial-creator>
    <meta:creation-date>2017-06-15T15:00:37.21</meta:creation-date>
    <dc:date>2017-06-18T17:48:30.21</dc:date>
    <dc:creator>Alessio Loddo</dc:creator>
    <meta:editing-duration>PT50M47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5" meta:paragraph-count="191" meta:word-count="696" meta:character-count="5054"/>
  </office:meta>
</office:document-meta>
</file>